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language="it" fo:country="I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it" fo:country="IT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it" fo:country="IT" fo:font-style="normal" fo:font-weight="normal" officeooo:paragraph-rsid="002b5f03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it" fo:country="IT" fo:font-style="normal" fo:font-weight="normal" officeooo:paragraph-rsid="002e438e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language="it" fo:country="IT" fo:font-style="normal" fo:font-weight="bold" officeooo:paragraph-rsid="002b5f03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it" fo:country="IT" fo:font-style="normal" fo:font-weight="normal" officeooo:paragraph-rsid="002e438e" style:font-style-asian="normal" style:font-weight-asian="normal" style:font-style-complex="normal" style:font-weight-complex="normal"/>
    </style:style>
    <style:style style:name="T1" style:family="text">
      <style:text-properties officeooo:rsid="0031dce2"/>
    </style:style>
    <style:style style:name="T2" style:family="text">
      <style:text-properties officeooo:rsid="00371b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ESAME DI STATO </text:p>
      <text:p text:style-name="P2"/>
      <text:p text:style-name="P2">GABRIELE PACE 5AIA</text:p>
      <text:p text:style-name="P2"/>
      <text:p text:style-name="P2"/>
      <text:p text:style-name="P3">L’azienda GreenHouse, che in ambito di agricoltura si occupa di coltivare delle serre nel modo più sostenibile possibile, ha deciso di innovare i suoi sistemi di coltivazione lasciando che sia la tecnologia a svolgere la maggior parte delle funzioni: misurazioni di temperatura, umidità, luce, e conta di foglie, fusti e altezza massima per ogni singola piantina.</text:p>
      <text:p text:style-name="P3"/>
      <text:p text:style-name="P4">L’azienda si occupa della coltivazione di un singolo ortaggio per un determinato periodo di tempo. Vuole, grazie all’automatizzazione da parte di un micro-controllore, essere in grado di mantenere nella serra i valori vitali (come sopra citati, temperatura e umidità) delle piante anche fuori stagione, <text:s/>grazie a sistemi di riscaldamento-raffreddamento totalmente automatizzati. </text:p>
      <text:p text:style-name="P4"/>
      <text:p text:style-name="P5">Ogni singolo dipendente deve essere in grado, solo dopo essere stato autorizzato, a inserire giornalmente, e senza avere la possibilità di ripetere tale azione in data odierna, i valori vitali all’interno della serra.</text:p>
      <text:p text:style-name="P5"/>
      <text:p text:style-name="P5">Vi è comunque una gerarchia da rispettare all’interno dell’azienda GH, la seguente:</text:p>
      <text:p text:style-name="P5">Il Direttore Generale, il dott. Mario Rossi, può registrare, e quindi garantire gli adeguati permessi ai nuovi dipendenti, licenziare e visualizzare, modificare ed eliminare i dati statistici.</text:p>
      <text:p text:style-name="P5">Il vice-direttore, il dott. Luigi Bianchi, può avere accesso con permessi di lettura e modifica circa i dati inseriti da ogni dipendente.</text:p>
      <text:p text:style-name="P5">I responsabili di statistica possono solo visualizzare i dati di ogni dipendente.</text:p>
      <text:p text:style-name="P5">I dipendenti adibiti alle misurazioni possono inserire nuovi dati e cancellare solo e soltanto quelli inseriti da loro stessi. Ogni dipende<text:span text:style-name="T1">nte può solo visualizzare i propri dati inseriti precedentemente.</text:span></text:p>
      <text:p text:style-name="P5"/>
      <text:p text:style-name="P5">Tutte queste operazioni devono poter essere effettuate tramite apposita applicazione per Smartphone Android, la quale deve permettere, solo una volta convalidato l’accesso, l’abilitazione all’adempimento delle proprie mansioni.</text:p>
      <text:p text:style-name="P5"/>
      <text:p text:style-name="P5"/>
      <text:p text:style-name="P5">L’azienda GH non desidera affittare un server remoto per la disposizione della banca dati, bensì in loco. Circa la rete dell’azienda, si sa che solo a partire dalla carica di vice<text:span text:style-name="T2">-direttore si ha la possibilità di usufruire di internet, altrimenti si rimane nella LAN.</text:span></text:p>
      <text:p text:style-name="P5">La struttura aziendale consta di quattro piani: il primo accogliente la segreteria, il secondo i laboratori di statistica, il terzo gli uffici dei vari funzionari con a capo il vice<text:span text:style-name="T2">-direttore e l’ultimo l’ufficio del direttore generale. Tutte le serre sono dislocate lungo il terreno agricolo circostante. </text:span></text:p>
      <text:p text:style-name="P5">Il dott. Mario Rossi ci ha anche chiesto un progetto economico e scalabile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5T12:06:46.377746713</meta:creation-date>
    <dc:date>2022-02-28T18:27:28.960449827</dc:date>
    <meta:editing-duration>PT47M58S</meta:editing-duration>
    <meta:editing-cycles>22</meta:editing-cycles>
    <meta:generator>LibreOffice/7.2.1.2$Linux_X86_64 LibreOffice_project/87b77fad49947c1441b67c559c339af8f3517e22</meta:generator>
    <meta:document-statistic meta:table-count="0" meta:image-count="0" meta:object-count="0" meta:page-count="1" meta:paragraph-count="14" meta:word-count="379" meta:character-count="2574" meta:non-whitespace-character-count="2205"/>
  </office:meta>
</office:document-meta>
</file>